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3cm"/>
    </style:style>
    <style:style style:name="co2" style:family="table-column">
      <style:table-column-properties fo:break-before="auto" style:column-width="13.492cm"/>
    </style:style>
    <style:style style:name="co4" style:family="table-column">
      <style:table-column-properties fo:break-before="auto" style:column-width="2.85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="none"/>
    </style:style>
  </office:automatic-styles>
  <office:body>
    <office:spreadsheet>
      <table:table table:name="Коробки" table:style-name="ta1" table:print="false">
        <table:table-column table:style-name="co1" table:default-cell-style-name="ce3"/>
        <table:table-column table:style-name="co2" table:default-cell-style-name="ce3"/>
        <table:table-row table:style-name="ro1">
          <table:table-cell table:style-name="ce1" office:value-type="string">
            <text:p>Номер</text:p>
          </table:table-cell>
          <table:table-cell table:style-name="ce1" office:value-type="string">
            <text:p>Содержимое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Канцелярские принадлежности для организаторов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Канцелярские принадлежности для спикеров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Канцелярские принадлежности для старшего регистратора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Канцелярские принадлежности для регистраторов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Канцелярские принадлежности запасные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Компьютерная техника для выступления (компьютеры)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Компьютерная техника для выступления (периферийные устройства)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Компьютерная техника для столов регистрации (компьютеры)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Компьютерная техника для столов регистрации (периферийные устройства)</text:p>
          </table:table-cell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Оборудование для ведения выступлений</text:p>
          </table:table-cell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Видео оборудование</text:p>
          </table:table-cell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Звуковое оборудование</text:p>
          </table:table-cell>
        </table:table-row>
        <table:table-row table:style-name="ro1" table:number-rows-repeated="12">
          <table:table-cell table:number-columns-repeated="2"/>
        </table:table-row>
        <table:table-row table:style-name="ro1">
          <table:table-cell table:number-columns-repeated="2"/>
        </table:table-row>
        <table:named-expressions/>
      </table:table>
      <table:table table:name="Всего" table:style-name="ta1" table:print="false">
        <table:table-column table:style-name="co4" table:default-cell-style-name="ce1"/>
        <table:table-row table:style-name="ro1">
          <table:table-cell office:value-type="string">
            <text:p>Всего коробок</text:p>
          </table:table-cell>
        </table:table-row>
        <table:table-row table:style-name="ro1">
          <table:table-cell table:style-name="ce2" table:formula="of:=COUNTA(КоробКолво)" office:value-type="float" office:value="12">
            <text:p>12</text:p>
          </table:table-cell>
        </table:table-row>
        <table:named-expressions/>
      </table:table>
      <table:named-expressions>
        <table:named-range table:name="КоробКолво" table:base-cell-address="$Коробки.$A$1" table:cell-range-address="$Коробки.$A$2:.$A$104857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9">09.06.2020</text:date>, <text:time>20:28:4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Николай Огородников</meta:initial-creator>
    <meta:creation-date>2020-04-14T21:29:09.95</meta:creation-date>
    <dc:date>2020-04-14T22:16:52.89</dc:date>
    <dc:creator>Николай Огородников</dc:creator>
    <meta:editing-duration>PT27S</meta:editing-duration>
    <meta:editing-cycles>1</meta:editing-cycles>
    <meta:generator>OpenOffice/4.1.7$Win32 OpenOffice.org_project/417m1$Build-9800</meta:generator>
    <meta:document-statistic meta:table-count="2" meta:cell-count="28" meta:object-count="0"/>
  </office:meta>
</office:document-meta>
</file>